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1in" fo:margin-bottom="0in" fo:text-align="center" style:justify-single-word="false"/>
    </style:style>
    <style:style style:name="P8" style:family="paragraph" style:parent-style-name="Standard">
      <style:paragraph-properties fo:margin-left="0.5in" fo:margin-right="0in" fo:line-height="200%" fo:text-indent="-0.5in" style:auto-text-indent="false">
        <style:tab-stops/>
      </style:paragraph-properties>
    </style:style>
    <style:style style:name="P9" style:family="paragraph" style:parent-style-name="Reference">
      <style:paragraph-properties fo:margin-left="0.5in" fo:margin-right="0in" fo:line-height="200%" fo:text-indent="-0.5in" style:auto-text-indent="false">
        <style:tab-stops/>
      </style:paragraph-properties>
    </style:style>
    <style:style style:name="P10" style:family="paragraph" style:parent-style-name="Reference">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Contents_20_2">
      <style:paragraph-properties>
        <style:tab-stops>
          <style:tab-stop style:position="5.8035in" style:type="right" style:leader-style="dotted" style:leader-text="."/>
        </style:tab-stops>
      </style:paragraph-properties>
    </style:style>
    <style:style style:name="P13" style:family="paragraph" style:parent-style-name="Contents_20_1">
      <style:paragraph-properties>
        <style:tab-stops>
          <style:tab-stop style:position="6in" style:type="right" style:leader-style="dotted" style:leader-text="."/>
        </style:tab-stops>
      </style:paragraph-properties>
    </style:style>
    <style:style style:name="P14" style:family="paragraph" style:parent-style-name="Contents_20_3">
      <style:paragraph-properties>
        <style:tab-stops>
          <style:tab-stop style:position="5.6071in" style:type="right" style:leader-style="dotted" style:leader-text="."/>
        </style:tab-stops>
      </style:paragraph-properties>
    </style:style>
    <style:style style:name="P15"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6" style:family="paragraph" style:parent-style-name="Standard" style:master-page-name="First_20_Page">
      <style:paragraph-properties fo:margin-top="2.5in" fo:margin-bottom="0in" fo:text-align="center" style:justify-single-word="false" style:page-number="auto"/>
    </style:style>
    <style:style style:name="P17"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8" style:family="paragraph" style:parent-style-name="Text_20_body" style:list-style-name="L1"/>
    <style:style style:name="P19" style:family="paragraph" style:parent-style-name="Text_20_body">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Heading_20_1" style:master-page-name="Table_20_of_20_contents">
      <style:paragraph-properties style:page-number="auto"/>
    </style:style>
    <style:style style:name="P23" style:family="paragraph" style:parent-style-name="Heading_20_1" style:master-page-name="Introduction">
      <style:paragraph-properties style:page-number="1"/>
    </style:style>
    <style:style style:name="P24" style:family="paragraph" style:parent-style-name="Heading_20_1" style:master-page-name="Literature_20_review">
      <style:paragraph-properties style:page-number="auto"/>
    </style:style>
    <style:style style:name="P25" style:family="paragraph" style:parent-style-name="Heading_20_1" style:master-page-name="References">
      <style:paragraph-properties style:page-number="auto"/>
    </style:style>
    <style:style style:name="P26" style:family="paragraph" style:parent-style-name="Heading_20_3">
      <style:text-properties fo:font-style="normal" style:font-style-asian="normal" style:font-style-complex="normal"/>
    </style:style>
    <style:style style:name="P27" style:family="paragraph" style:parent-style-name="Heading_20_2">
      <style:text-properties fo:font-style="normal" style:font-style-asian="normal" style:font-style-complex="normal"/>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italic" style:font-style-asian="normal" style:font-style-complex="normal"/>
    </style:style>
    <style:style style:name="T12" style:family="text">
      <style:text-properties style:font-name="Times New Roman"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eraction Design and Activity Theory: Designing for Social Code Review</text:p>
      <text:p text:style-name="P7">by</text:p>
      <text:p text:style-name="P3">Randy Souza</text:p>
      <text:p text:style-name="P3">Month 2010</text:p>
      <text:p text:style-name="P7">Presented to the</text:p>
      <text:p text:style-name="P3">School of Information Arts and Technologies</text:p>
      <text:p text:style-name="P3">University of Baltimore</text:p>
      <text:p text:style-name="P7">In Partial Fulfillment</text:p>
      <text:p text:style-name="P3">of the Requirements for the Degree</text:p>
      <text:p text:style-name="P3">Master of Science</text:p>
      <text:p text:style-name="P7">Approved by:<text:tab/><text:span text:style-name="T3"><text:tab/><text:tab/><text:tab/><text:tab/><text:tab/><text:tab/></text:span></text:p>
      <text:p text:style-name="P4"><text:tab/><text:tab/>Kathryn Summers, IDIA Program Director</text:p>
      <text:p text:style-name="P17">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2" text:outline-level="1">Table of Contents</text:h>
          </text:index-title>
          <text:p text:style-name="P13">Introduction<text:tab/>1</text:p>
          <text:p text:style-name="P13">Literature Review<text:tab/>2</text:p>
          <text:p text:style-name="P12">Software Inspection<text:tab/>2</text:p>
          <text:p text:style-name="P14">Benefits of code review.<text:tab/>3</text:p>
          <text:p text:style-name="P14">Limitations of code review.<text:tab/>6</text:p>
          <text:p text:style-name="P14">Evolution of the code review process.<text:tab/>8</text:p>
          <text:p text:style-name="P14">The impact of developer skills on code review.<text:tab/>11</text:p>
          <text:p text:style-name="P14">Code reading techniques.<text:tab/>13</text:p>
          <text:p text:style-name="P14">Code review tools.<text:tab/>17</text:p>
          <text:p text:style-name="P14">Summary.<text:tab/>22</text:p>
          <text:p text:style-name="P12">Human-Computer Interaction and the Challenge of Context<text:tab/>22</text:p>
          <text:p text:style-name="P14">From human factors to human actors.<text:tab/>22</text:p>
          <text:p text:style-name="P14">From usability to user experience.<text:tab/>22</text:p>
          <text:p text:style-name="P14">From user-centered design to activity-centered design.<text:tab/>22</text:p>
          <text:p text:style-name="P12">Activity Theory <text:tab/>22</text:p>
          <text:p text:style-name="P13">References<text:tab/>23</text:p>
        </text:index-body>
      </text:table-of-content>
      <text:p text:style-name="P5"/>
      <text:h text:style-name="P23"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24"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26" text:outline-level="3"><text:soft-page-break/>Limitations of code review.</text:h>
      <text:p text:style-name="P11">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248351608" text:style-name="L1">
        <text:list-item>
          <text:p text:style-name="P18">Integration of inspection and development processes to connect reviews with day-to-day work;</text:p>
        </text:list-item>
        <text:list-item>
          <text:p text:style-name="P18">Asynchronous review in place of formal meetings, which would reduce waste associated with meetings and allow more frequent reviews;</text:p>
        </text:list-item>
        <text:list-item>
          <text:p text:style-name="P18">Emphasizing developer quality over defect detection, building programmer skills and precluding repeat defects;</text:p>
        </text:list-item>
        <text:list-item>
          <text:p text:style-name="P18">Creation of organization-wide review knowledge bases to streamline inspection;</text:p>
        </text:list-item>
        <text:list-item>
          <text:p text:style-name="P18">Outsourcing review to dedicated inspection consultants who bring community best practices into the development team;</text:p>
        </text:list-item>
        <text:list-item>
          <text:p text:style-name="P18">Computer mediation to reduce clerical overhead and support analysis and reflection;</text:p>
        </text:list-item>
        <text:list-item>
          <text:p text:style-name="P18">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1919512942" text:continue-list="list248351608" text:style-name="L1">
        <text:list-item text:start-value="1">
          <text:p text:style-name="P18">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8">In the <text:span text:style-name="T5">overview</text:span> stage the author assigned roles, shared the goals of the inspection, and identified the portions of the material under review (Fagan, 1976).</text:p>
        </text:list-item>
        <text:list-item>
          <text:p text:style-name="P18">During the <text:span text:style-name="T5">preparation</text:span> stage reviewers read the material to become familiar with the code, but were discouraged from looking for defects (Fagan, 1976).</text:p>
        </text:list-item>
        <text:list-item>
          <text:p text:style-name="P18">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8">In the <text:span text:style-name="T5">rework</text:span> stage, the code author evaluated the list of defects and made repairs (Fagan, 1976).</text:p>
        </text:list-item>
        <text:list-item>
          <text:p text:style-name="P18"><text:soft-page-break/>Finally, during the <text:span text:style-name="T5">follow up</text:span> stage, the author verified the rework with the original review team (Fagan, 1976).</text:p>
        </text:list-item>
      </text:list>
      <text:p text:style-name="P6">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2">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1">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26" text:outline-level="3">The impact of developer skills on code review.</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1">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1430974370" text:style-name="L2">
        <text:list-item>
          <text:p text:style-name="P20"><text:soft-page-break/>Specify the goals of the inspection, defining terms and indicating what is being reviewed and what type of feedback is desired.</text:p>
        </text:list-item>
        <text:list-item>
          <text:p text:style-name="P20">Identify tradeoffs in reviewer skills, such as domain expertise versus implementation language expertise.</text:p>
        </text:list-item>
        <text:list-item>
          <text:p text:style-name="P20">Clean up the product to be inspected. Automated tools may fix style issues that can distract reviewers from functional defects.</text:p>
        </text:list-item>
        <text:list-item>
          <text:p text:style-name="P20">Use a structured inspection technique.</text:p>
        </text:list-item>
        <text:list-item>
          <text:p text:style-name="P20">Build a process based on inspections. The infrastructure available must identify goals, timing, and participants for an inspection.</text:p>
        </text:list-item>
        <text:list-item>
          <text:p text:style-name="P20">Give inspectors responsibility and authority. Make the author available to reviewers. Divide code among reviewers to foster a sense of ownership.</text:p>
        </text:list-item>
        <text:list-item>
          <text:p text:style-name="P20">Ensure that inspectors have the space to inspect. Schedules must accommodate inspections.</text:p>
        </text:list-item>
        <text:list-item>
          <text:p text:style-name="P20">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1">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1">Scenario-based reading was introduced as a meta-technique that varied reading techniques in different project scenarios (Basili, 1997). A reading technique could be selected by assessing the project across dimensions including:</text:p>
      <text:list xml:id="list627357642" text:style-name="L3">
        <text:list-item>
          <text:p text:style-name="P21">The goals of the review, for example, to find bugs, to understand performance, or to evaluate maintainability;</text:p>
        </text:list-item>
        <text:list-item>
          <text:p text:style-name="P21">The context of the review, for example, the project phase or available inspectors;</text:p>
        </text:list-item>
        <text:list-item>
          <text:p text:style-name="P21"><text:soft-page-break/>The type of input under review, for example, code, requirements, or tests;</text:p>
        </text:list-item>
        <text:list-item>
          <text:p text:style-name="P21">The type of output desired;</text:p>
        </text:list-item>
        <text:list-item>
          <text:p text:style-name="P21">The degree of rigor required;</text:p>
        </text:list-item>
        <text:list-item>
          <text:p text:style-name="P21">The perspective of the reviewer;</text:p>
        </text:list-item>
        <text:list-item>
          <text:p text:style-name="P21">Qualities of the product, for example, the age of the code or level of test coverage;</text:p>
        </text:list-item>
        <text:list-item>
          <text:p text:style-name="P21">Qualities of the overall process, such as reviewer training (Basili, 1997).</text:p>
        </text:list-item>
      </text:list>
      <text:p text:style-name="P1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1">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26" text:outline-level="3">Code review tools.</text:h>
      <text:p text:style-name="P1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1"><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1">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1">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617547091" text:continue-numbering="true" text:style-name="L3">
        <text:list-item>
          <text:p text:style-name="P21">Inspection of multiple <text:span text:style-name="T5">artifact </text:span>formats,<text:span text:style-name="T5"> </text:span>including text and graphics, stored in multiple repository types, including file system and source code control;</text:p>
        </text:list-item>
        <text:list-item>
          <text:p text:style-name="P21">Asynchronous or synchronous <text:span text:style-name="T5">process</text:span>, including integration with project management tools;</text:p>
        </text:list-item>
        <text:list-item>
          <text:p text:style-name="P21">Multifaceted <text:span text:style-name="T5">results</text:span>, including the severity, type, and resolution of defects (Hedberg, 2004).</text:p>
        </text:list-item>
      </text:list>
      <text:h text:style-name="P26" text:outline-level="3"><text:soft-page-break/>Summary.</text:h>
      <text:p text:style-name="P1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7" text:outline-level="2">Human-Computer Interaction and the Challenge of Context</text:h>
      <text:p text:style-name="P11">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26" text:outline-level="3">From human factors to human actors.</text:h>
      <text:p text:style-name="Text_20_body"><text:span text:style-name="T7">This section takes its title from Bannon's (1991) widely-cited article, which criticized the then-dominant information processing model of HCI. HCI research evolved </text:span><text:soft-page-break/><text:span text:style-name="T7">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5">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5">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26"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7">behind a system. Design teams considered the discussions, debates, and tradeoffs that determined a design, and constructed design tools like contextual inquiry and user models (Carroll, 1997).</text:span></text:p>
      <text:p text:style-name="P11">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human needs, including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h text:style-name="P26" text:outline-level="3">From user-centered design to activity-centered design.</text:h>
      <text:p text:style-name="Text_20_body"><text:span text:style-name="T7">While Hassenzahl &amp; Tractinsky (2006) encouraged designers and researchers to take a wide view of HCI, they questioned the scope of this project: “Can designers exert enough control over all relevant elements in a way that a positive experience becomes certain? Or do we rather 'design </text:span><text:span text:style-name="T5">for </text:span><text:span text:style-name="T7">an experience', that is, to take experiential aspects into account while designing, without being able to guarantee a particular experience” (p. 95). This experiential approach was addressed by Norman (2005), who pointed out that organizations with strong user experience teams shipped products with inconsistent design quality. Norman (2006) proposed a sharper focus on context, moving from human-</text:span><text:soft-page-break/><text:span text:style-name="T7">centered design, which Hassenzahl and Tractinsky (2006) suggested may be an overly ambitious target, toward activity-centered design, which employed context to bound the scope of a design project.</text:span></text:p>
      <text:h text:style-name="P27" text:outline-level="2">Activity Theory </text:h>
      <text:h text:style-name="P25" text:outline-level="1">References</text:h>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sili, V. R. (1997). Evolving and packaging reading technologies. </text:span><text:span text:style-name="T5">Journal of Systems and Software, 38</text:span><text:span text:style-name="T7">, 3-12.</text:span></text:p>
      <text:p text:style-name="P8"><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8">Beck, K. (with Andres, C.). (2004). Extreme programming explained (2nd Ed.). Boston, MA: Addison-Wesley.</text:p>
      <text:p text:style-name="P8">Biffl, S. (2000, November/December). Using inspection data for defect estimation. <text:span text:style-name="T5">IEEE Software</text:span><text:span text:style-name="T7">, 36-43.</text:span></text:p>
      <text:p text:style-name="P8"><text:span text:style-name="T7">Bragdon, A., Zeleznik, R., Reiss, S. P., Karumuri, S., Cheung, W., Kaplan, J., . . . 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10">Card, S. K., Moran, T. P., &amp; Newell, A. (1983). The psychology of human-computer interaction. Hillsdale, NJ: Erlbaum.</text:p>
      <text:p text:style-name="Reference"><text:soft-page-break/><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8"><text:span text:style-name="T10">Deimel, L. E., Jr. (1985). The uses of program reading. </text:span><text:span text:style-name="T11">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8"><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8"><text:span text:style-name="T7">Fagan, M. E. (1986). Advances in software inspections. </text:span><text:span text:style-name="T5">IEEE Transactions on Software Engineering, 12</text:span><text:span text:style-name="T7">, 744-751.</text:span></text:p>
      <text:p text:style-name="P8"><text:span text:style-name="T7">Gay, G., &amp; Hembrooke, H. (2004). </text:span><text:span text:style-name="T5">Activity-centered design: An ecological approach to designing smart tools and usable systems</text:span><text:span text:style-name="T7">. Cambridge, MA: MIT Press.</text:span></text:p>
      <text:p text:style-name="P8"><text:span text:style-name="T7">Glass, R. L. (1999). Inspections—some surprising findings. </text:span><text:span text:style-name="T5">Communications of the ACM, 42</text:span><text:span text:style-name="T7">(4), 17-19.</text:span></text:p>
      <text:p text:style-name="P8"><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8"><text:soft-page-break/><text:span text:style-name="T7">Hassenzahl, M., &amp; Tractinsky, N. (2006). User experience—a research agenda. </text:span><text:span text:style-name="T5">Behaviour &amp; Information Technology, 25</text:span><text:span text:style-name="T7">(2), 91-97.</text:span></text:p>
      <text:p text:style-name="P8"><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8"><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8"><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8"><text:span text:style-name="T7">Hyysalo, S. (2005). Objects and motives in a product design process. </text:span><text:span text:style-name="T5">Mind, Culture, and Activity, 12</text:span><text:span text:style-name="T7">, 19-36.</text:span></text:p>
      <text:p text:style-name="P8"><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8"><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8"><text:span text:style-name="T7">Johnson, P. M. (1998). Reengineering inspection. </text:span><text:span text:style-name="T5">Communications of the ACM, 41</text:span><text:span text:style-name="T7">(2), 49-52.</text:span></text:p>
      <text:p text:style-name="P8"><text:soft-page-break/><text:span text:style-name="T7">Kaptelinin, V., &amp; Nardi, B. A. (2006). </text:span><text:span text:style-name="T5">Acting with technology: Activity theory and interaction design</text:span><text:span text:style-name="T7">. Cambridge, MA: MIT Press.</text:span></text:p>
      <text:p text:style-name="P8">Kaptelinin, V., Nardi, B. A., &amp; Macaulay, C. (1999, July-August). The activity checklist: A tool for representing the “space” of context. <text:span text:style-name="T5">interactions</text:span><text:span text:style-name="T7">, 27-39.</text:span></text:p>
      <text:p text:style-name="P8">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8"><text:span text:style-name="T7">Kemerer, C. F., &amp; Paulk, M. C. (2009). The impact of design and code reviews on software quality: An empirical study based on PSP data. </text:span><text:span text:style-name="T5">IEEE Transactions on Software Engineering, 35</text:span><text:span text:style-name="T7">, 534-550.</text:span></text:p>
      <text:p text:style-name="P8">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Activity Theory</text:span><text:span text:style-name="T7"> (pp. 360-376). Cambridge, UK: Cambridge University Press. </text:span></text:p>
      <text:p text:style-name="P8"><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8">Laitenberger, O., &amp; DeBaud, J-M. (2001). An encompassing life-cycle centric survey of software inspection. <text:span text:style-name="T5">Journal of Systems and Software, 50</text:span><text:span text:style-name="T7">, 5-31.</text:span></text:p>
      <text:p text:style-name="P8"><text:soft-page-break/><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8"><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8"><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8">Nielsen, J. (1994). Usability inspection methods. <text:span text:style-name="T4">Conference Companion on Human Factors in Computing Systems</text:span> (pp. 413-414). New York: ACM.</text:p>
      <text:p text:style-name="P8">Norman, D. A. (1993). <text:span text:style-name="T5">Things that make us smart: Defending human attributes in the age </text:span><text:span text:style-name="T5">of the machine</text:span>. Cambridge, MA: Perseus Books.</text:p>
      <text:p text:style-name="P8">Norman, D. A. (2005, July-August). Human-centered design considered harmful. <text:span text:style-name="T5">interactions, </text:span><text:span text:style-name="T7">14-19.</text:span></text:p>
      <text:p text:style-name="P8">Norman, D. A. (2006, November-December). Logic versus usage: The case for activity-centered design. <text:span text:style-name="T5">interactions</text:span><text:span text:style-name="T7">, 45, 63.</text:span></text:p>
      <text:p text:style-name="P8"><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8"><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8"><text:span text:style-name="T7">Porter, A., Siy, H., Mockus, A., &amp; Votta, L. G. (1998). Understanding the sources of </text:span><text:soft-page-break/><text:span text:style-name="T7">variation in software inspections. </text:span><text:span text:style-name="T5">ACM Transactions on Software Engineering and Methodology, 7</text:span><text:span text:style-name="T7">, 41-79.</text:span></text:p>
      <text:p text:style-name="Reference">Raskin, J. (2000). <text:span text:style-name="T5">The humane interface: New directions for designing interactive systems</text:span>. Reading, MA: Addison-Wesley.</text:p>
      <text:p text:style-name="P9">Reily, K., Finnerty, P. L., &amp; Terveen, L. (2009). Two peers are better than one: aggregating peer reviews for computing assignments is surprisingly accurate. <text:span text:style-name="T4">Proceedings of the ACM 2009 International Conference on Supporting Group Work</text:span> (pp. 115-124). New York: ACM.</text:p>
      <text:p text:style-name="P9"><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9"><text:span text:style-name="T7">Rose, J., Jones, M., &amp; Truex, D. (2005). Socio-theoretic accounts of IS: The problem of agency. </text:span><text:span text:style-name="T5">Scandinavian Journal of Information Systems, 17</text:span><text:span text:style-name="T7">(1), 133-152.</text:span></text:p>
      <text:p text:style-name="P8"><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9"><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8">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8"><text:soft-page-break/>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8">Thelin, T., Runeson, P., &amp; Wohlin, C. (2003). An experimental comparison of usage-based and checklist-based reading. <text:span text:style-name="T5">IEEE Transactions on Software Engineering, 29</text:span><text:span text:style-name="T7">, 687-704.</text:span></text:p>
      <text:p text:style-name="P9"><text:span text:style-name="T7">Trytten, D. A. (2005). A design for peer code review. </text:span><text:span text:style-name="T6">Proceedings of the 36</text:span><text:span text:style-name="T9">th</text:span><text:span text:style-name="T6"> SIGCSE </text:span><text:span text:style-name="T6">Technical Symposium on Computer Science Education</text:span><text:span text:style-name="T7"> (pp. 455-459). New York: ACM.</text:span></text:p>
      <text:p text:style-name="P9"><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9"><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9"><text:span text:style-name="T7">Tyran, C. K., &amp; George, J. F. (2002). Improving software inspections with group process support. </text:span><text:span text:style-name="T5">Communications of the ACM, 45</text:span><text:span text:style-name="T7">(9), 87-92.</text:span></text:p>
      <text:p text:style-name="P8">Uwano, H., Monden, A., &amp; Matsumoto, K. (2008). Are good code reviewers also good at design review? <text:span text:style-name="T4">Proceedings of the Second ACM-IEEE International Symposium on Empirical Software Engineering and Measurement</text:span> (pp. 351-353). New York: ACM.</text:p>
      <text:p text:style-name="P8"><text:soft-page-break/>Uwano, H., Nakamura, M., Monden, A., &amp; Matsumoto, K. (2006). Analyzing individual performance of source code review using reviewers' eye movement. <text:span text:style-name="T4">Proceedings </text:span><text:span text:style-name="T4">of the 2006 Symposium on Eye Tracking Research &amp; Applications</text:span> (pp. 133-140). New York: ACM.</text:p>
      <text:p text:style-name="P9"><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Reference"><text:span text:style-name="T7">Wiegers, K. E. (1995). Improving quality through software inspections. </text:span><text:span text:style-name="T5">Software Development, 3</text:span><text:span text:style-name="T7">(4), 55-64.</text:span></text:p>
      <text:p text:style-name="Reference"><text:span text:style-name="T7">Williams, L. A., &amp; Kessler, R. R. (2000). All I really needed to know about pair programming I learned in kindergarten. </text:span><text:span text:style-name="T5">Communications of the ACM, 43</text:span><text:span text:style-name="T7">(5), 108-</text:span><text:span text:style-name="T7">114.</text:span></text:p>
      <text:p text:style-name="P8"><text:span text:style-name="T7">Wood, M., Roper, M., Brooks, A., &amp; Miller, J. (1997). Comparing and combining </text:span><text:span text:style-name="T7">software defect detection techniques: A replicated empirical study. </text:span><text:span text:style-name="T6">Proceedings of 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34</text:page-number></text:p>
      </style:header>
      <style:footer>
        <text:p text:style-name="MP2">DRAFT <text:date style:data-style-name="N37" text:date-value="2010-11-03T22:01:47">11/03/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34</text:page-number></text:p>
      </style:header>
      <style:footer>
        <text:p text:style-name="MP2">DRAFT <text:date style:data-style-name="N37" text:date-value="2010-11-03T22:01:47">11/03/10</text:date><text:tab/>Copyright <text:span text:style-name="MT1">©</text:span> 2010 Randy Souza</text:p>
      </style:footer>
    </style:master-page>
    <style:master-page style:name="References" style:page-layout-name="Mpm4">
      <style:header>
        <text:p text:style-name="MP1">References<text:tab/><text:page-number text:select-page="current">34</text:page-number></text:p>
      </style:header>
      <style:footer>
        <text:p text:style-name="MP2">DRAFT <text:date style:data-style-name="N37" text:date-value="2010-11-03T22:01:47">11/03/10</text:date><text:tab/>Copyright <text:span text:style-name="MT1">©</text:span> 2010 Randy Souza</text:p>
      </style:footer>
    </style:master-page>
    <style:master-page style:name="Introduction" style:page-layout-name="Mpm5">
      <style:header>
        <text:p text:style-name="MP1">Introduction<text:tab/><text:page-number text:select-page="current">34</text:page-number></text:p>
      </style:header>
      <style:footer>
        <text:p text:style-name="MP2">DRAFT <text:date style:data-style-name="N37" text:date-value="2010-11-03T22:01:47">11/03/10</text:date><text:tab/>Copyright <text:span text:style-name="MT1">©</text:span> 2010 Randy Souza</text:p>
      </style:footer>
    </style:master-page>
    <style:master-page style:name="Abstract" style:page-layout-name="Mpm6">
      <style:header>
        <text:p text:style-name="MP1">Abstract<text:tab/><text:page-number text:select-page="current">34</text:page-number></text:p>
      </style:header>
      <style:footer>
        <text:p text:style-name="MP2">DRAFT <text:date style:data-style-name="N37" text:date-value="2010-11-03T22:01:47">11/03/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34</text:page-number></text:p>
      </style:header>
      <style:footer>
        <text:p text:style-name="MP2">DRAFT <text:date style:data-style-name="N37" text:date-value="2010-11-03T22:01:47">11/03/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3T22:01:47</dc:date>
    <dc:creator>Randy Souza</dc:creator>
    <meta:editing-duration>PT134H55M23S</meta:editing-duration>
    <meta:editing-cycles>680</meta:editing-cycles>
    <meta:generator>OpenOffice.org/3.2$Linux OpenOffice.org_project/320m12$Build-9483</meta:generator>
    <meta:document-statistic meta:table-count="0" meta:image-count="0" meta:object-count="0" meta:page-count="38" meta:paragraph-count="205" meta:word-count="8157" meta:character-count="56425"/>
  </office:meta>
</office:document-meta>
</file>